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3cm" svg:height="2.6cm" svg:x="1.2cm" svg:y="1.2cm">
          <text:p text:style-name="P1"><text:span text:style-name="T1">ユーザ空間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4.4cm" svg:height="14.2cm" svg:x="3.9cm" svg:y="4cm">
          <text:p text:style-name="P1"><text:span text:style-name="T1">カーネル空間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71cm" svg:height="0.957cm" svg:x="1.529cm" svg:y="1.4cm">
          <text:p text:style-name="P1"><text:span text:style-name="T1">print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71cm" svg:height="0.957cm" svg:x="5cm" svg:y="4.28cm">
          <text:p text:style-name="P1"><text:span text:style-name="T1">Xsys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71cm" svg:height="0.957cm" svg:x="6.729cm" svg:y="5.457cm">
          <text:p text:style-name="P1"><text:span text:style-name="T1">sys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71cm" svg:height="0.957cm" svg:x="8.429cm" svg:y="6.611cm">
          <text:p text:style-name="P1"><text:span text:style-name="T1">sys_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2cm" svg:height="0.958cm" svg:x="9.5cm" svg:y="7.787cm">
          <text:p text:style-name="P1"><text:span text:style-name="T1">dofile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71cm" svg:height="0.957cm" svg:x="10.729cm" svg:y="8.893cm">
          <text:p text:style-name="P1"><text:span text:style-name="T1">vn_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0.959cm" svg:x="12.2cm" svg:y="10.071cm">
          <text:p text:style-name="P1"><text:span text:style-name="T1">VOP_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271cm" svg:height="0.957cm" svg:x="13.829cm" svg:y="11.2cm">
          <text:p text:style-name="P1"><text:span text:style-name="T1">spec_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2cm" svg:height="0.958cm" svg:x="16cm" svg:y="12.355cm">
          <text:p text:style-name="P1"><text:span text:style-name="T1">cdev_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71cm" svg:height="0.957cm" svg:x="17.329cm" svg:y="13.543cm">
          <text:p text:style-name="P1"><text:span text:style-name="T1">tt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cm" svg:height="0.957cm" svg:x="18.3cm" svg:y="14.7cm">
          <text:p text:style-name="P1"><text:span text:style-name="T1">comstart 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cm" svg:height="0.957cm" svg:x="19.3cm" svg:y="15.863cm">
          <text:p text:style-name="P1"><text:span text:style-name="T1">bus_space_write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71cm" svg:height="0.957cm" svg:x="23.2cm" svg:y="17cm">
          <text:p text:style-name="P1"><text:span text:style-name="T1">out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9cm" svg:height="1.4cm" svg:x="19.1cm" svg:y="18.4cm">
          <text:p text:style-name="P1"><text:span text:style-name="T1">シリアルポート </text:span><text:span text:style-name="T1">(</text:span><text:span text:style-name="T1">ハード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71cm" svg:height="0.957cm" svg:x="3.2cm" svg:y="2.6cm">
          <text:p text:style-name="P1"><text:span text:style-name="T1">(lib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.6cm" svg:y1="2.8cm" svg:x2="19.7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2-16T21:57:42</dc:date>
    <dc:creator>Okabe Kiwamu</dc:creator>
    <meta:editing-duration>PT1H22M14S</meta:editing-duration>
    <meta:editing-cycles>118</meta:editing-cycles>
    <meta:generator>LibreOffice/4.0.0.3$Linux_X86_64 LibreOffice_project/400m0$Build-103</meta:generator>
    <meta:document-statistic meta:object-count="18"/>
  </office:meta>
</office:document-meta>
</file>